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style:style>
    <style:style style:name="T2" style:family="text">
      <style:text-properties fo:color="#0000ff" fo:font-weight="bold"/>
    </style:style>
    <style:style style:name="T3" style:family="text">
      <style:text-properties fo:color="#ff0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yui_3_16_0_1_1425782244095_1096"/><text:span text:style-name="Strong_20_Emphasis">(AP) – When it comes to President Barack Obama exerting presidential powers, Republicans have made it clear they want to keep him in check.</text:span></text:p>
      <text:p text:style-name="Text_20_body">Except when they don’t.</text:p>
      <text:p text:style-name="Text_20_body"><text:bookmark text:name="yui_3_16_0_1_1425782244095_1104"/>Democrats, for their part, want the president to be aggressive in his use of executive authority.</text:p>
      <text:p text:style-name="Text_20_body">But not at all times.</text:p>
      <text:p text:style-name="Text_20_body">Obama’s go-it-alone strategy on immigration, the environment and other policies has been a recurring target of the GOP, which risked an agency shutdown in an effort to restrain the president.</text:p>
      <text:p text:style-name="Text_20_body">But on issues such as trade and fighting Islamic State militants, Republicans want Obama to have more authority, not less.</text:p>
      <text:p text:style-name="Text_20_body"><text:bookmark text:name="yui_3_16_0_1_1425782244095_1106"/>Democrats are their foil, cheering Obama’s actions on immigration and the environment, but eager to rein in the president on matters of trade and war.</text:p>
      <text:p text:style-name="Text_20_body"><text:bookmark text:name="yui_3_16_0_1_1425782244095_1108"/>Obama is not the first president to want to flex his muscle and then find congressional pushback. But the lack of consistency between the parties was apparent as Democratic lawmakers resisted Republican efforts to curtail Obama’s actions on immigration, but flipped sides as the Senate prepared for a hearing on Obama’s proposal to confront IS.</text:p>
      <text:p text:style-name="Text_20_body"><text:bookmark text:name="yui_3_16_0_1_1425782244095_1110"/>Republicans also are working to build support for giving Obama special authority to negotiate international trade deals that Congress can only approve or reject, not amend. Most Democrats are fighting back.</text:p>
      <text:p text:style-name="Text_20_body"><text:bookmark text:name="yui_3_16_0_1_1425782244095_1112"/>“In the main, what you see is Democratic legislators who will call for and embrace expansive presidential powers as long as a Democrat occupies the White House. And likewise with Republicans,” said University of Chicago political scientist William Howell, co-author of the book, “Thinking about the Presidency: The Primacy of Power.”</text:p>
      <text:p text:style-name="Text_20_body"><text:bookmark text:name="yui_3_16_0_1_1425782244095_1114"/>“What’s interesting that’s going on now is that you have some policy domains where Republicans are actually arguing on behalf of stronger presidential power while a Democrat is in office,” he said.</text:p>
      <text:p text:style-name="Text_20_body"><text:bookmark text:name="yui_3_16_0_1_1425782244095_1116"/>Obama’s request for authority to use military force against IS a case study in the president trying to thread the partisan needle in Congress. He is asking to be barred from making a sustained commitment of U.S. ground forces and that the use of force authority would expire after three years.</text:p>
      <text:p text:style-name="Text_20_body"><text:bookmark text:name="yui_3_16_0_1_1425782244095_1118"/>Many Republicans want broader authorization, with no limits on troops. Democrats want a narrower authorization than what Obama proposed, limited to training and equipping local forces and conducting airstrikes.</text:p>
      <text:p text:style-name="Text_20_body"><text:bookmark text:name="yui_3_16_0_1_1425782244095_1120"/>In an interview last week, Senate Minority Leader Harry Reid, D-Nev., voiced doubts that Obama’s split-the-difference approach would yield new military authority for the president because “the sweet spot has not been reached on that legislation.”</text:p>
      <text:p text:style-name="Text_20_body">Even without new authority, Obama could rely on the authorization obtained by President George W. Bush in 2001 that granted the president powers to pursue terrorists.</text:p>
      <text:p text:style-name="Text_20_body"><text:bookmark text:name="yui_3_16_0_1_1425782244095_1122"/>Reid, for one, has a more expansive view of the president’s military powers than many of his Democratic colleagues.</text:p>
      <text:p text:style-name="Text_20_body"><text:bookmark text:name="yui_3_16_0_1_1425782244095_1124"/><text:soft-page-break/>“I think the president has the power to do basically whatever he wants,” Reid said. “But I’m in the minority, but that’s how I feel. And not only this president, any president.”</text:p>
      <text:p text:style-name="Text_20_body"><text:bookmark text:name="yui_3_16_0_1_1425782244095_1126"/>On trade, presidents traditionally have obtained the “fast-track” authority Obama is seeking, but have faced opposition from a majority of Democrats. These Democrats maintain that unencumbered commerce can cost the U.S. jobs and that quicker voting process restricts Congress’ ability to influence an important part of American economic policy.</text:p>
      <text:p text:style-name="Text_20_body">Republicans and the other wing of Democrats on trade say the conditions Congress would place on the president do ensure a significant voice for lawmakers.</text:p>
      <text:p text:style-name="Text_20_body"><text:bookmark text:name="yui_3_16_0_1_1425782244095_1128"/>“I am perplexed by arguments some make that TPA (Trade Promotion Authority) gives away Congress’ power,” GOP Sen. Orrin Hatch of Utah, chairman of the Senate Finance Committee, recently told the conservative American Enterprise Institute. “The reality is quite the opposite — TPA empowers Congress, expanding and enhancing its role in ongoing international trade negotiations.”</text:p>
      <text:p text:style-name="Text_20_body">There is a difference, for sure, between Obama requesting expanded authority from Congress and simply using his powers unilaterally as he did on immigration, the environment and on putting his health care law in place.</text:p>
      <text:p text:style-name="Text_20_body"><text:bookmark text:name="yui_3_16_0_1_1425782244095_1137"/>It’s not as if Obama’s powers have not been tested. The Supreme Court last year declared that three Obama appointments to the National Labor Relations Board were unconstitutional because Obama sidestepped the Senate while it was officially in session.</text:p>
      <text:p text:style-name="Text_20_body"><text:bookmark text:name="yui_3_16_0_1_1425782244095_1135"/>House Republicans have sued the Obama administration, accusing it of exceeding its constitutional powers in carrying out Obama’s health care law. Last month, a federal district court judge issued an injunction stopping the administration from implementing actions that would give work permits to certain immigrants who are in the country illegally.</text:p>
      <text:p text:style-name="Text_20_body"><text:bookmark text:name="yui_3_16_0_1_1425782244095_1131"/>Presidential efforts to test the limits of power are not new. And once exercised, barring judicial intervention they are hard to restrict.</text:p>
      <text:p text:style-name="Text_20_body"><text:bookmark text:name="yui_3_16_0_1_1425782244095_1133"/>“The president doesn’t give back that which was given to him before,” Howell said. “What you see over the long arc of history is, if not a steady, a dramatic expansion of presidential power and authority.”</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5:38:12.422000000</meta:creation-date>
    <dc:date>2015-04-06T15:41:44.734000000</dc:date>
    <meta:editing-duration>PT3M32S</meta:editing-duration>
    <meta:editing-cycles>1</meta:editing-cycles>
    <meta:document-statistic meta:table-count="0" meta:image-count="0" meta:object-count="0" meta:page-count="2" meta:paragraph-count="25" meta:word-count="796" meta:character-count="5065" meta:non-whitespace-character-count="4292"/>
    <meta:generator>LibreOffice/4.3.6.2$Windows_x86 LibreOffice_project/d50a87b2e514536ed401c18000dad4660b6a169e</meta:generator>
  </office:meta>
</office:document-meta>
</file>